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officeooo:rsid="00067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_5f_ONLY_7e_LT_7e_Titel">Presentation Overview</text:p>
      <text:p text:style-name="TITLE_5f_ONLY_7e_LT_7e_Titel">-- Hacking The Planet (1988)</text:p>
      <text:p text:style-name="TITLE_5f_ONLY_7e_LT_7e_Titel">-- Why Listen To Me?</text:p>
      <text:p text:style-name="TITLE_5f_ONLY_7e_LT_7e_Titel">-- After My Defcon 13 Presentation (2005)</text:p>
      <text:p text:style-name="TITLE_5f_ONLY_7e_LT_7e_Titel"/>
      <text:p text:style-name="TITLE_5f_ONLY_7e_LT_7e_Titel">History</text:p>
      <text:p text:style-name="TITLE_5f_ONLY_7e_LT_7e_Titel">-- Money Timeline</text:p>
      <text:p text:style-name="TITLE_5f_ONLY_7e_LT_7e_Titel">-- Texas Gold Bullion Depository</text:p>
      <text:p text:style-name="TITLE_5f_ONLY_7e_LT_7e_Titel"/>
      <text:p text:style-name="TITLE_5f_ONLY_7e_LT_7e_Titel">Gold Token White Paper</text:p>
      <text:p text:style-name="TITLE_5f_ONLY_7e_LT_7e_Titel">-- White Paper Overview</text:p>
      <text:p text:style-name="TITLE_5f_ONLY_7e_LT_7e_Titel">-- Transaction Theory</text:p>
      <text:p text:style-name="TITLE_5f_ONLY_7e_LT_7e_Titel">-- Falling Transaction Costs Create Opportunity</text:p>
      <text:p text:style-name="TITLE_5f_ONLY_7e_LT_7e_Titel">-- Parasocial Money</text:p>
      <text:p text:style-name="TITLE_5f_ONLY_7e_LT_7e_Titel">-- Hegemonic Empires Last 95 Years</text:p>
      <text:p text:style-name="TITLE_5f_ONLY_7e_LT_7e_Titel">-- Unsustainable Federal Interest Payments</text:p>
      <text:p text:style-name="TITLE_5f_ONLY_7e_LT_7e_Titel">-- Full Credit Cycle (60 Years)</text:p>
      <text:p text:style-name="TITLE_5f_ONLY_7e_LT_7e_Titel">-- Half Credit Cycle, Interest Rates Likely To Rise</text:p>
      <text:p text:style-name="TITLE_5f_ONLY_7e_LT_7e_Titel">-- BRICS De-Dollarization Risk</text:p>
      <text:p text:style-name="TITLE_5f_ONLY_7e_LT_7e_Titel"/>
      <text:p text:style-name="TITLE_5f_ONLY_7e_LT_7e_Titel">Token Platform</text:p>
      <text:p text:style-name="TITLE_5f_ONLY_7e_LT_7e_Titel">-- Impedance-matched Tokens</text:p>
      <text:p text:style-name="TITLE_5f_ONLY_7e_LT_7e_Titel">-- Similar to Federal Reserve Banks</text:p>
      <text:p text:style-name="TITLE_5f_ONLY_7e_LT_7e_Titel">-- SDT Platform</text:p>
      <text:p text:style-name="TITLE_5f_ONLY_7e_LT_7e_Titel">-- Functional Overview</text:p>
      <text:p text:style-name="TWO_5f_OBJECTS_7e_LT_7e_Titel">-- ChatGPT Research</text:p>
      <text:p text:style-name="TITLE_5f_ONLY_7e_LT_7e_Titel"/>
      <text:p text:style-name="TITLE_5f_ONLY_7e_LT_7e_Titel">R<text:span text:style-name="T1">esults</text:span> <text:span text:style-name="T1">from</text:span> 600 copies to 8% of all legislators (7,386)</text:p>
      <text:p text:style-name="TITLE_5f_ONLY_7e_LT_7e_Titel">--2023 Google Trends Feedback</text:p>
      <text:p text:style-name="TITLE_5f_ONLY_7e_LT_7e_Titel">--Gold Depository Bills Submitted (2015-2025)</text:p>
      <text:p text:style-name="TITLE_5f_ONLY_7e_LT_7e_Titel">--2025 Alt Currency Legislation</text:p>
      <text:p text:style-name="TITLE_5f_ONLY_7e_LT_7e_Titel">--Top Ten State Pension Funds At Risk (Grok, 2025)</text:p>
      <text:p text:style-name="TITLE_5f_ONLY_7e_LT_7e_Titel">--2025 Bitcoin Reserve Legislation</text:p>
      <text:p text:style-name="TITLE_5f_ONLY_7e_LT_7e_Titel">--Bitcoin Reserve Considerations</text:p>
      <text:p text:style-name="TITLE_5f_ONLY_7e_LT_7e_Titel">--Crash Impact On Bitcoin Mempool</text:p>
      <text:p text:style-name="TITLE_5f_ONLY_7e_LT_7e_Titel"/>
      <text:p text:style-name="TITLE_5f_ONLY_7e_LT_7e_Titel">Certain Things Are Likely </text:p>
      <text:p text:style-name="TITLE_5f_ONLY_7e_LT_7e_Titel">-- Predictions</text:p>
      <text:p text:style-name="TITLE_5f_ONLY_7e_LT_7e_Titel">-- Bitcoin Scenarios: S-Curve Or A-Curve</text:p>
      <text:p text:style-name="TITLE_5f_ONLY_7e_LT_7e_Titel">-- AI Augmentation</text:p>
      <text:p text:style-name="TITLE_5f_ONLY_7e_LT_7e_Titel">-- AI Considerations</text:p>
      <text:p text:style-name="OBJECT_7e_LT_7e_Titel">-- Legislation Surprises in 2025</text:p>
      <text:p text:style-name="TITLE_5f_ONLY_7e_LT_7e_Titel">-- Private Gold-backed Cryptocurrencies (Grok, 2025)</text:p>
      <text:p text:style-name="TITLE_5f_ONLY_7e_LT_7e_Titel">-- Gold</text:p>
      <text:p text:style-name="TITLE_5f_ONLY_7e_LT_7e_Titel">The End</text:p>
      <text:p text:style-name="TITLE_5f_ONLY_7e_LT_7e_Titel"><text:soft-page-break/></text:p>
      <text:p text:style-name="TITLE_5f_ONLY_7e_LT_7e_Titel"/>
      <text:p text:style-name="TITLE_5f_ONLY_7e_LT_7e_Tite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_5f_AND_5f_BODY_7e_LT_7e_Titel" style:display-name="TITLE_AND_BODY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style:style style:name="OBJECT_7e_LT_7e_Gliederung_20_1" style:display-name="OBJECT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style:style style:name="OBJECT_7e_LT_7e_Titel" style:display-name="OBJECT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style:style style:name="TWO_5f_OBJECTS_7e_LT_7e_Gliederung_20_1" style:display-name="TWO_OBJECTS~LT~Gliederung 1" style:family="paragraph">
      <style:paragraph-properties fo:margin-top="0.196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style:style style:name="TWO_5f_OBJECTS_7e_LT_7e_Titel" style:display-name="TWO_OBJECTS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style:style style:name="TITLE_5f_ONLY_7e_LT_7e_Titel" style:display-name="TITLE_ONLY~LT~Titel" style:family="paragraph">
      <style:paragraph-properties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4pt" style:font-style-asian="normal" style:font-weight-asian="normal" style:font-name-complex="Roboto1" style:font-family-complex="Roboto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20:19:32.354982622</meta:creation-date>
    <dc:date>2025-04-22T20:29:05.815612637</dc:date>
    <meta:editing-duration>PT9M34S</meta:editing-duration>
    <meta:editing-cycles>1</meta:editing-cycles>
    <meta:document-statistic meta:table-count="0" meta:image-count="0" meta:object-count="0" meta:page-count="2" meta:paragraph-count="40" meta:word-count="182" meta:character-count="1144" meta:non-whitespace-character-count="1008"/>
    <meta:generator>LibreOffice/24.8.6.2$Linux_X86_64 LibreOffice_project/d50be90c1d90f0f90a5235ffcbbafbbfa38a83c2</meta:generator>
  </office:meta>
</office:document-meta>
</file>